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br}{br} Thank you for choosing {C1}. <text:s text:c="4"/>{br}{br}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br}{br} The details of your reservation are: <text:s text:c="4"/>{br}{br}{Z3}&lt;hr&gt; Locator: {G1} {br}Vehicle: {D1} or similar {br}Collection date: {E1} {E3}{br}Return date: {F1} {E4} {R1} {R2} {R3} {br}Online payment: {D6}€ {br} Payment on collection: {D7}€ {br} Total payment: {D8}€ {br}{br} If you need to get in touch, for any questions or information about your booking, our email is {H1}. {br}{br} &lt;hr&gt;{C1}{br} {H1}{br} {J1}{br} {K1}{br}{Z4}</text:p>
          </table:table-cell>
          <table:table-cell table:style-name="Default" office:value-type="string" calcext:value-type="string">
            <text:p>Hola {A1}, <text:s text:c="4"/>{br}{br} <text:s text:c="4"/>Gracias por elegir {C1}. <text:s text:c="4"/>{br}{br}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br}{br} Los datos de su reserva son: <text:s text:c="4"/>{br}{br}{Z3}&lt;hr&gt; <text:s text:c="3"/>Localizador: {G1} <text:s text:c="4"/>{br} <text:s text:c="4"/>Vehículo: {D1} o similar {br}Fecha de recogida: {E1} {E3}{br}Fecha de Devolución: {F1} {E4} {R1} {R2} {R3} <text:s/>{br} Pago online: {D6}€ {br} Pago a la recogida: {D7}€ {br} Pago total: {D8}€ {br}{br} <text:s text:c="4"/>Si necesita ponerse en contacto, para cualquier duda o información sobre su reserva, nuestro correo electrónico es {H1}.{br}{br} &lt;hr&gt;{C1}{br} <text:s text:c="4"/>{H1}{br} <text:s text:c="4"/>{J1}{br} <text:s text:c="4"/>{K1}{br}{Z4} </text:p>
          </table:table-cell>
          <table:table-cell office:value-type="string" calcext:value-type="string">
            <text:p>Ciao {A1}, {br}{br} Grazie per aver scelto {C1}. <text:s text:c="4"/>{br}{br}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br}{br} I dettagli della sua prenotazione sono: <text:s text:c="4"/>{br}{br}{Z3}&lt;hr&gt; Localizzatore: {G1} {br}Veicolo: {D1} o simile {br}Data di ritiro: {E1} {E3}{br}Data di ritorno: {F1} {E4} {R1} {R2} {R3} {br} Pagamento online: {D6}€ {br} Pagamento al ritiro: {D7}€ {br} Pagamento totale: {D8}€ {br}{br} Se hai bisogno di metterti in contatto, per qualsiasi domanda o informazione sulla tua prenotazione, la nostra email è {H1}. {br}{br} &lt;hr&gt;{C1}{br} {H1}{br} {J1}{br} {K1}{br}{Z4}</text:p>
          </table:table-cell>
          <table:table-cell office:value-type="string" calcext:value-type="string">
            <text:p>Hallo {A1}, {br}{br} Danke, dass Sie sich für {C1} entschieden haben. <text:s text:c="4"/>{br}{br}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br}{br} Die Details Ihrer Reservierung sind: <text:s text:c="4"/>{br}{br}{Z3}&lt;hr&gt; Standort: {G1} {br}Fahrzeug: {D1} oder ähnlich {br}Abholdatum: {E1} {E3}{br}Rückgabedatum: {F1} {E4} {R1} {R2} {R3} {br}Online-Bezahlung: {D6}€ {br} Zahlung bei Abholung: {D7}€ {br} Gesamtzahlung: {D8}€ {br}{br}{br} Sollten Sie Fragen oder Informationen zu Ihrer Buchung haben, erreichen Sie uns unter der E-Mail-Adresse {H1}. {br}{br} &lt;hr&gt;{C1}{br} {H1}{br} {J1}{br} {K1}{br}{Z4}</text:p>
          </table:table-cell>
        </table:table-row>
        <table:table-row table:style-name="ro1">
          <table:table-cell office:value-type="string" calcext:value-type="string">
            <text:p>reserva_confirmacion</text:p>
          </table:table-cell>
          <table:table-cell office:value-type="string" calcext:value-type="string">
            <text:p>Hello {A1}, {br} Once again, thank you for choosing RentCarMallorca. {br}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br}{br}The details of your reservation are: {br}{br}{Z3}&lt;hr&gt; Locator: {G1} {br} Vehicle: {D1} or similar {br} Pick-up date: {E1} {E3} {br} Drop-off date: {F1} {E4} {R1} {R2} {R3} {br} Online payment: {D6}€ {br} Payment on pick-up: {D7}€ {br} Total payment: {D8}€ {br}{br}{br}If you need to get in touch, for any questions or information about your booking, our email is servicios@rentcarmallorca.es {br}Let the holiday countdown begin! {br}{br}&lt;hr&gt; {C1}{br}{H1}{br}{J1}{br}{K1}{br}{Z4}</text:p>
          </table:table-cell>
          <table:table-cell table:style-name="Default" office:value-type="string" calcext:value-type="string">
            <text:p>Hola {A1}, {br} Una vez más, gracias por elegir RentCarMallorca. {br}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br}{br}Los datos de su reserva son: {br}{br}{Z3}&lt;hr&gt; Localizador: {G1} {br} Vehículo: {D1} o similar {br} <text:s text:c="4"/>Fecha de recogida: {E1} {E3} <text:s text:c="4"/>{br} <text:s text:c="4"/>Fecha de Devolución: {F1} {E4} {R1} {R2} {R3} <text:s/>{br} Pago online: {D6}€ {br} Pago a la recogida: {D7}€ {br} Pago total: {D8}€ {br}{br} Si necesita ponerse en contacto, para cualquier duda o información sobre su reserva, nuestro correo electrónico es servicios@rentcarmallorca.es <text:s/>{br} ¡Que comience la cuenta atrás de las vacaciones! {br}{br}&lt;hr&gt; {C1}{br} <text:s text:c="4"/>{H1}{br} <text:s text:c="4"/>{J1}{br} <text:s text:c="4"/>{K1}{br}{Z4} </text:p>
          </table:table-cell>
          <table:table-cell office:value-type="string" calcext:value-type="string">
            <text:p>Ciao {A1}, {br} Ancora una volta, grazie per aver scelto RentCarMallorca. {br}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br}{br} I dettagli della sua prenotazione sono: {br}{br}{Z3}&lt;hr&gt; Localizzatore: {G1} {br} Veicolo: {D1} o simile {br} Data di ritiro: {E1} {E3} {br} Data di consegna: {F1} {E4} {R1} {R2} {R3} {br} Pagamento online: {D6}€ {br} Pagamento al ritiro: {D7}€ {br} Pagamento totale: {D8}€ {br}{br}{br}Se hai bisogno di metterti in contatto, per qualsiasi domanda o informazione sulla tua prenotazione, la nostra email è servicios@rentcarmallorca.es {br}Lascia che il conto alla rovescia delle vacanze cominci! {br}{br}&lt;hr&gt; {C1}{br}{H1}{br}{J1}{br}{K1}{br}{Z4}</text:p>
          </table:table-cell>
          <table:table-cell office:value-type="string" calcext:value-type="string">
            <text:p>Hallo {A1}, {br} Nochmals vielen Dank, dass Sie sich für RentCarMallorca entschieden haben. {br}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br}{br}Die Details Ihrer Reservierung sind: {br}{br}{Z3}&lt;hr&gt; Locator: {G1} {br} Fahrzeug: {D1} oder ähnlich {br} Abholdatum: {E1} {E3} {br} Rückgabedatum: {F1} {E4} {R1} {R2} {R3} {br} Online-Zahlung: {D6}€ {br} Zahlung bei Abholung: {D7}€ {br} Gesamtzahlung: {D8}€ {br}{br}{br}Wenn Sie Fragen haben oder Informationen zu Ihrer Buchung benötigen, wenden Sie sich bitte an servicios@rentcarmallorca.es {br}Der Countdown für den Urlaub kann beginnen! {br}{br}&lt;hr&gt; {C1}{br}{H1}{br}{J1}{br}{K1}{br}{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office:value-type="string" calcext:value-type="string">
            <text:p>remplazo_sillas</text:p>
          </table:table-cell>
          <table:table-cell office:value-type="string" calcext:value-type="string">
            <text:p>{br} Young Driver: {D9}€</text:p>
          </table:table-cell>
          <table:table-cell table:style-name="Default" office:value-type="string" calcext:value-type="string">
            <text:p>{br} Conductor Joven: {D9}€</text:p>
          </table:table-cell>
          <table:table-cell office:value-type="string" calcext:value-type="string">
            <text:p>{br} Giovane autista: {D9}€</text:p>
          </table:table-cell>
          <table:table-cell office:value-type="string" calcext:value-type="string">
            <text:p>{br} Junger Fahrer: {D9}€</text:p>
          </table:table-cell>
        </table:table-row>
        <table:table-row table:style-name="ro1">
          <table:table-cell office:value-type="string" calcext:value-type="string">
            <text:p>remplazo_booster</text:p>
          </table:table-cell>
          <table:table-cell office:value-type="string" calcext:value-type="string">
            <text:p>{br} Number of child seats: {D2} {D4}€</text:p>
          </table:table-cell>
          <table:table-cell table:style-name="Default" office:value-type="string" calcext:value-type="string">
            <text:p>{br} Numero sillas niños: {D2} <text:s/>{D4}€</text:p>
          </table:table-cell>
          <table:table-cell office:value-type="string" calcext:value-type="string">
            <text:p>{br} Numero di posti per bambini: {D2} {D4}€</text:p>
          </table:table-cell>
          <table:table-cell office:value-type="string" calcext:value-type="string">
            <text:p>{br} Anzahl der Kindersitze: {D2} {D4}€</text:p>
          </table:table-cell>
        </table:table-row>
        <table:table-row table:style-name="ro1">
          <table:table-cell office:value-type="string" calcext:value-type="string">
            <text:p>remplazo_conductor_joven</text:p>
          </table:table-cell>
          <table:table-cell office:value-type="string" calcext:value-type="string">
            <text:p>{br} Number of child boosters: {D3} {D5}€ </text:p>
          </table:table-cell>
          <table:table-cell table:style-name="Default" office:value-type="string" calcext:value-type="string">
            <text:p>{br} Numero Elevadores niños: {D3} <text:s/>{D5}€</text:p>
          </table:table-cell>
          <table:table-cell office:value-type="string" calcext:value-type="string">
            <text:p>{br} Numero di ascensori per bambini: {D3} {D5}€</text:p>
          </table:table-cell>
          <table:table-cell office:value-type="string" calcext:value-type="string">
            <text:p>{br} Anzahl der Kinderaufzüge: {D3} {D5}€</text:p>
          </table:table-cell>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12:09:10.3303983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3T12:51:39.667116554</dc:date>
    <meta:editing-duration>P4DT20H33M13S</meta:editing-duration>
    <meta:editing-cycles>216</meta:editing-cycles>
    <meta:generator>LibreOffice/7.1.7.2$Linux_X86_64 LibreOffice_project/10$Build-2</meta:generator>
    <meta:document-statistic meta:table-count="1" meta:cell-count="1791" meta:object-count="0"/>
    <meta:user-defined meta:name="qrichtext">1</meta:user-defined>
  </office:meta>
</office:document-meta>
</file>